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480000002887F810F4D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019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10pt" fo:font-weight="bold" style:font-name-asian="Segoe UI1" style:font-size-asian="10pt" style:font-weight-asian="bold" style:font-name-complex="Segoe UI1" style:font-size-complex="10pt" style:font-weight-complex="bold"/>
    </style:style>
    <style:style style:name="P2" style:family="paragraph">
      <style:text-properties fo:color="#ffffff" style:font-name="Segoe UI" fo:font-size="26pt" fo:text-shadow="1pt 1pt" style:font-size-asian="26pt" style:font-size-complex="26pt"/>
    </style:style>
    <style:style style:name="P3" style:family="paragraph">
      <style:paragraph-properties fo:margin-left="0cm" fo:margin-right="0cm" fo:margin-top="0cm" fo:margin-bottom="0cm" fo:text-align="start" fo:text-indent="0cm" style:text-autospace="none"/>
      <style:text-properties fo:color="#000000" style:font-name="Segoe UI1" fo:font-size="10pt" fo:font-weight="bold" style:font-name-asian="Segoe UI1" style:font-size-asian="10pt" style:font-weight-asian="bold" style:font-name-complex="Segoe UI1" style:font-size-complex="10pt" style:font-weight-complex="bold"/>
    </style:style>
    <style:style style:name="P4" style:family="paragraph">
      <style:paragraph-properties fo:margin-left="0cm" fo:margin-right="0cm" fo:margin-top="0cm" fo:margin-bottom="0cm" fo:text-indent="0cm" style:text-autospace="none"/>
      <style:text-properties fo:color="#000000" style:font-name="Segoe UI1" fo:font-size="8.5pt" style:font-name-asian="Segoe UI1" style:font-size-asian="8.5pt" style:font-name-complex="Segoe UI1" style:font-size-complex="8.5pt"/>
    </style:style>
    <style:style style:name="P5" style:family="paragraph">
      <style:paragraph-properties fo:margin-left="0cm" fo:margin-right="0cm" fo:margin-top="0cm" fo:margin-bottom="0cm" fo:text-align="start" fo:text-indent="0cm" style:text-autospace="none"/>
      <style:text-properties fo:color="#000000" style:font-name="Segoe UI1" fo:font-size="10pt" fo:text-shadow="1pt 1pt" fo:font-weight="bold" style:font-name-asian="Segoe UI1" style:font-size-asian="10pt" style:font-weight-asian="bold" style:font-name-complex="Segoe UI1" style:font-size-complex="10pt" style:font-weight-complex="bold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2" style:family="text">
      <style:text-properties fo:color="#ffffff" style:font-name="Segoe UI" fo:font-size="28pt" fo:font-style="italic" fo:text-shadow="1pt 1pt" fo:font-weight="normal" style:font-size-asian="28pt" style:font-style-asian="italic" style:font-weight-asian="normal" style:font-size-complex="28pt" style:font-style-complex="italic" style:font-weight-complex="normal"/>
    </style:style>
    <style:style style:name="T3" style:family="text">
      <style:text-properties fo:color="#ffffff" style:font-name="Segoe UI" fo:font-size="26pt" fo:font-style="italic" fo:text-shadow="1pt 1pt" fo:font-weight="normal" style:font-size-asian="26pt" style:font-style-asian="italic" style:font-weight-asian="normal" style:font-size-complex="26pt" style:font-style-complex="italic" style:font-weight-complex="normal"/>
    </style:style>
    <style:style style:name="T4" style:family="text">
      <style:text-properties fo:color="#ffffff" style:text-position="33% 58%" style:font-name="Segoe UI1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5" style:family="text">
      <style:text-properties fo:color="#ffffff" style:font-name="Segoe UI1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6" style:family="text"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7" style:family="text">
      <style:text-properties fo:color="#ffffff" style:font-name="Segoe UI" fo:font-size="32pt" fo:text-shadow="1pt 1pt" style:font-size-asian="32pt" style:font-size-complex="32pt"/>
    </style:style>
    <style:style style:name="T8" style:family="text">
      <style:text-properties fo:color="#ffffff" style:text-position="33% 58%" style:font-name="Segoe UI1" fo:font-size="32pt" fo:text-shadow="1pt 1pt" style:font-name-asian="Segoe UI1" style:font-size-asian="32pt" style:font-name-complex="Segoe UI1" style:font-size-complex="32pt"/>
    </style:style>
    <style:style style:name="T9" style:family="text">
      <style:text-properties fo:color="#ffffff" style:font-name="Segoe UI1" fo:font-size="32pt" fo:text-shadow="1pt 1pt" style:font-name-asian="Segoe UI1" style:font-size-asian="32pt" style:font-name-complex="Segoe UI1" style:font-size-complex="32pt"/>
    </style:style>
    <style:style style:name="T10" style:family="text">
      <style:text-properties fo:color="#ffffff" style:font-name="Segoe UI" fo:font-size="26pt" fo:text-shadow="1pt 1pt" style:font-size-asian="26pt" style:font-size-complex="26pt"/>
    </style:style>
    <style:style style:name="T11" style:family="text">
      <style:text-properties fo:color="#ffffff" style:font-name="Segoe UI" fo:font-size="26pt" fo:text-shadow="1pt 1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4cm" svg:height="2.774cm" svg:x="1.27cm" svg:y="0.762cm">
          <draw:text-box>
            <text:p text:style-name="P1"><text:span text:style-name="T1">The Holy Gospel</text:span></text:p>
            <text:p text:style-name="P1"><text:span text:style-name="T2">Luke 2:40–52</text:span><text:span text:style-name="T3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5" draw:layer="layout" svg:width="25.675cm" svg:height="9.269cm" svg:x="1.249cm" svg:y="0.574cm">
          <draw:text-box>
            <text:p text:style-name="P3"><text:span text:style-name="T4">40</text:span><text:span text:style-name="T5"> </text:span><text:span text:style-name="T6">And the child grew and became strong, filled with wisdom. And the favor of God was upon him.</text:span></text:p>
            <text:p text:style-name="P4"><text:span text:style-name="T4">41</text:span><text:span text:style-name="T5"> </text:span><text:span text:style-name="T6">Now his pa</text:span><text:span text:style-name="T7">rents went to Jerusalem every year at the Feast of the Passover. </text:span><text:span text:style-name="T8">42</text:span><text:span text:style-name="T9"> </text:span><text:span text:style-name="T7">And when he was twelve years old, they went up according to custom.</text:span><text:span text:style-name="T10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1" draw:text-style-name="P2" draw:layer="layout" svg:width="25.4cm" svg:height="7.766cm" svg:x="1.27cm" svg:y="0.762cm">
          <draw:text-box>
            <text:p text:style-name="P3"><text:span text:style-name="T4">43</text:span><text:span text:style-name="T5"> </text:span><text:span text:style-name="T6">And when the feast was ended, as they were returning, the boy Jesus stayed behind in Jerusalem. His parents did not know it, </text:span><text:span text:style-name="T4">44</text:span><text:span text:style-name="T5"> </text:span><text:span text:style-name="T6">but supposing him to be in the group they went a day’s journey,</text:span><text:span text:style-name="T11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1" draw:text-style-name="P2" draw:layer="layout" svg:width="25.4cm" svg:height="6.263cm" svg:x="1.27cm" svg:y="0.762cm">
          <draw:text-box>
            <text:p text:style-name="P3"><text:span text:style-name="T6">but then they began to search for him among their relatives and acquaintances, </text:span><text:span text:style-name="T4">45</text:span><text:span text:style-name="T5"> </text:span><text:span text:style-name="T6">and when they did not find him, they returned to Jerusalem, searching for him. </text:span><text:span text:style-name="T11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1" draw:text-style-name="P2" draw:layer="layout" svg:width="25.4cm" svg:height="7.766cm" svg:x="1.27cm" svg:y="0.762cm">
          <draw:text-box>
            <text:p text:style-name="P3"><text:span text:style-name="T4">46</text:span><text:span text:style-name="T5"> </text:span><text:span text:style-name="T6">After three days they found him in the temple, sitting among the teachers, listening to them and asking them questions. </text:span><text:span text:style-name="T4">47</text:span><text:span text:style-name="T5"> </text:span><text:span text:style-name="T6">And all who heard him were amazed at his understanding and his answers.</text:span><text:span text:style-name="T11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1" draw:text-style-name="P2" draw:layer="layout" svg:width="25.4cm" svg:height="9.269cm" svg:x="1.27cm" svg:y="0.762cm">
          <draw:text-box>
            <text:p text:style-name="P3"><text:span text:style-name="T4">48</text:span><text:span text:style-name="T5"> </text:span><text:span text:style-name="T6">And when his parents saw him, they were astonished. And his mother said to him, “Son, why have you treated us so? Behold, your father and I have been searching for you in great distress.”</text:span><text:span text:style-name="T7"> </text:span><text:span text:style-name="T4">49</text:span><text:span text:style-name="T5"> </text:span><text:span text:style-name="T6">And he said to them, “Why were you looking for me?</text:span><text:span text:style-name="T11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ymn_25_20template" presentation:presentation-page-layout-name="AL1T0">
        <draw:frame draw:style-name="gr1" draw:text-style-name="P2" draw:layer="layout" svg:width="25.4cm" svg:height="7.766cm" svg:x="1.27cm" svg:y="0.762cm">
          <draw:text-box>
            <text:p text:style-name="P4"><text:span text:style-name="T6">Did you not know that I must be in my Father’s house?” </text:span><text:span text:style-name="T4">50</text:span><text:span text:style-name="T5"> </text:span><text:span text:style-name="T6">And they did not understand the saying that he spoke to them. </text:span><text:span text:style-name="T4">51</text:span><text:span text:style-name="T5"> </text:span><text:span text:style-name="T6">And he went down with them and came to Nazareth and was submissive to them.</text:span><text:span text:style-name="T11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Hymn_25_20template" presentation:presentation-page-layout-name="AL1T0">
        <draw:frame draw:style-name="gr1" draw:text-style-name="P2" draw:layer="layout" svg:width="25.4cm" svg:height="5.975cm" svg:x="1.27cm" svg:y="0.762cm">
          <draw:text-box>
            <text:p text:style-name="P4"><text:span text:style-name="T6">And his mother treasured up all these things in her heart. </text:span><text:span text:style-name="T4">52</text:span><text:span text:style-name="T5"> </text:span><text:span text:style-name="T6">And Jesus increased in wisdom and in stature and in favor with God and man.</text:span></text:p>
            <text:p text:style-name="P4"><text:span text:style-name="T10"/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0000002887F810F4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2T20:09:48.456000000</meta:creation-date>
    <dc:title>Hymn template</dc:title>
    <meta:editing-duration>PT1M21S</meta:editing-duration>
    <meta:editing-cycles>2</meta:editing-cycles>
    <meta:generator>LibreOffice/4.3.4.1$Windows_x86 LibreOffice_project/bc356b2f991740509f321d70e4512a6a54c5f243</meta:generator>
    <meta:initial-creator>Arthur Hoch</meta:initial-creator>
    <dc:date>2015-01-02T20:22:17.475000000</dc:date>
    <dc:creator>Arthur Hoch</dc:creator>
    <meta:document-statistic meta:object-count="45"/>
    <meta:template xlink:type="simple" xlink:actuate="onRequest" xlink:title="Hymn template" xlink:href="../../AppData/Roaming/LibreOffice/4/user/template/Worship%20Templsates/Hymn%20template.otp" meta:date="2015-01-02T20:09:48.129000000"/>
  </office:meta>
</office:document-meta>
</file>